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a1" style:family="table">
      <style:table-properties style:width="11.686cm" table:align="center" style:writing-mode="lr-tb"/>
    </style:style>
    <style:style style:name="Tabela1.A" style:family="table-column">
      <style:table-column-properties style:column-width="4.055cm"/>
    </style:style>
    <style:style style:name="Tabela1.B" style:family="table-column">
      <style:table-column-properties style:column-width="7.631cm"/>
    </style:style>
    <style:style style:name="Tabela1.1" style:family="table-row">
      <style:table-row-properties style:min-row-height="0.386cm" style:keep-together="true" fo:keep-together="auto"/>
    </style:style>
    <style:style style:name="Tabela1.A1" style:family="table-cell">
      <style:table-cell-properties style:vertical-align="top" fo:padding-left="0.254cm" fo:padding-right="0.254cm" fo:padding-top="0.127cm" fo:padding-bottom="0.127cm" fo:border-left="0.088cm solid #808080" fo:border-right="none" fo:border-top="0.088cm solid #808080" fo:border-bottom="0.035cm solid #808080" style:writing-mode="lr-tb"/>
    </style:style>
    <style:style style:name="Tabela1.B1" style:family="table-cell">
      <style:table-cell-properties style:vertical-align="top" fo:padding="0cm" fo:border-left="0.035cm solid #808080" fo:border-right="0.088cm solid #808080" fo:border-top="0.088cm solid #808080" fo:border-bottom="0.035cm solid #808080" style:writing-mode="lr-tb"/>
    </style:style>
    <style:style style:name="Tabela1.2" style:family="table-row">
      <style:table-row-properties style:min-row-height="0.191cm" style:keep-together="true" fo:keep-together="auto"/>
    </style:style>
    <style:style style:name="Tabela1.A2" style:family="table-cell">
      <style:table-cell-properties style:vertical-align="top" fo:padding-left="0.254cm" fo:padding-right="0.254cm" fo:padding-top="0.127cm" fo:padding-bottom="0.127cm" fo:border-left="0.088cm solid #808080" fo:border-right="none" fo:border-top="0.035cm solid #808080" fo:border-bottom="0.035cm solid #808080" style:writing-mode="lr-tb"/>
    </style:style>
    <style:style style:name="Tabela1.B2" style:family="table-cell">
      <style:table-cell-properties style:vertical-align="top" fo:padding="0cm" fo:border-left="0.035cm solid #808080" fo:border-right="0.088cm solid #808080" fo:border-top="0.035cm solid #808080" fo:border-bottom="0.035cm solid #808080" style:writing-mode="lr-tb"/>
    </style:style>
    <style:style style:name="Tabela1.3" style:family="table-row">
      <style:table-row-properties style:min-row-height="0.228cm" style:keep-together="true" fo:keep-together="auto"/>
    </style:style>
    <style:style style:name="Tabela1.4" style:family="table-row">
      <style:table-row-properties style:min-row-height="0.041cm" style:keep-together="true" fo:keep-together="auto"/>
    </style:style>
    <style:style style:name="Tabela1.5" style:family="table-row">
      <style:table-row-properties style:min-row-height="0.095cm" style:keep-together="true" fo:keep-together="auto"/>
    </style:style>
    <style:style style:name="Tabela1.A7" style:family="table-cell">
      <style:table-cell-properties style:vertical-align="top" fo:padding-left="0.254cm" fo:padding-right="0.254cm" fo:padding-top="0.127cm" fo:padding-bottom="0.127cm" fo:border-left="0.088cm solid #808080" fo:border-right="none" fo:border-top="0.035cm solid #808080" fo:border-bottom="0.088cm solid #808080" style:writing-mode="lr-tb"/>
    </style:style>
    <style:style style:name="Tabela1.B7" style:family="table-cell">
      <style:table-cell-properties style:vertical-align="top" fo:padding="0cm" fo:border-left="0.035cm solid #808080" fo:border-right="0.088cm solid #808080" fo:border-top="0.035cm solid #808080" fo:border-bottom="0.088cm solid #808080" style:writing-mode="lr-tb"/>
    </style:style>
    <style:style style:name="Tabela2" style:family="table">
      <style:table-properties style:width="11.686cm" table:align="center" style:writing-mode="lr-tb"/>
    </style:style>
    <style:style style:name="Tabela2.A" style:family="table-column">
      <style:table-column-properties style:column-width="6.421cm"/>
    </style:style>
    <style:style style:name="Tabela2.B" style:family="table-column">
      <style:table-column-properties style:column-width="5.265cm"/>
    </style:style>
    <style:style style:name="Tabela2.1" style:family="table-row">
      <style:table-row-properties style:min-row-height="0.386cm" style:keep-together="true" fo:keep-together="auto"/>
    </style:style>
    <style:style style:name="Tabela2.A1" style:family="table-cell">
      <style:table-cell-properties style:vertical-align="top" fo:padding-left="0.254cm" fo:padding-right="0.254cm" fo:padding-top="0.127cm" fo:padding-bottom="0.127cm" fo:border-left="0.088cm solid #808080" fo:border-right="none" fo:border-top="0.088cm solid #808080" fo:border-bottom="0.035cm solid #808080" style:writing-mode="lr-tb"/>
    </style:style>
    <style:style style:name="Tabela2.B1" style:family="table-cell">
      <style:table-cell-properties style:vertical-align="top" fo:padding="0cm" fo:border-left="0.035cm solid #808080" fo:border-right="0.088cm solid #808080" fo:border-top="0.088cm solid #808080" fo:border-bottom="0.035cm solid #808080" style:writing-mode="lr-tb"/>
    </style:style>
    <style:style style:name="Tabela2.2" style:family="table-row">
      <style:table-row-properties style:min-row-height="0.191cm" style:keep-together="true" fo:keep-together="auto"/>
    </style:style>
    <style:style style:name="Tabela2.A2" style:family="table-cell">
      <style:table-cell-properties style:vertical-align="top" fo:padding-left="0.254cm" fo:padding-right="0.254cm" fo:padding-top="0.127cm" fo:padding-bottom="0.127cm" fo:border-left="0.088cm solid #808080" fo:border-right="none" fo:border-top="0.035cm solid #808080" fo:border-bottom="0.035cm solid #808080" style:writing-mode="lr-tb"/>
    </style:style>
    <style:style style:name="Tabela2.B2" style:family="table-cell">
      <style:table-cell-properties style:vertical-align="top" fo:padding="0cm" fo:border-left="0.035cm solid #808080" fo:border-right="0.088cm solid #808080" fo:border-top="0.035cm solid #808080" fo:border-bottom="0.035cm solid #808080" style:writing-mode="lr-tb"/>
    </style:style>
    <style:style style:name="Tabela2.3" style:family="table-row">
      <style:table-row-properties style:min-row-height="0.228cm" style:keep-together="true" fo:keep-together="auto"/>
    </style:style>
    <style:style style:name="Tabela2.4" style:family="table-row">
      <style:table-row-properties style:min-row-height="0.041cm" style:keep-together="true" fo:keep-together="auto"/>
    </style:style>
    <style:style style:name="Tabela2.5" style:family="table-row">
      <style:table-row-properties style:min-row-height="0.095cm" style:keep-together="true" fo:keep-together="auto"/>
    </style:style>
    <style:style style:name="Tabela2.A6" style:family="table-cell">
      <style:table-cell-properties style:vertical-align="top" fo:padding-left="0.254cm" fo:padding-right="0.254cm" fo:padding-top="0.127cm" fo:padding-bottom="0.127cm" fo:border-left="0.088cm solid #808080" fo:border-right="none" fo:border-top="0.035cm solid #808080" fo:border-bottom="0.088cm solid #808080" style:writing-mode="lr-tb"/>
    </style:style>
    <style:style style:name="Tabela2.B6" style:family="table-cell">
      <style:table-cell-properties style:vertical-align="top" fo:padding="0cm" fo:border-left="0.035cm solid #808080" fo:border-right="0.088cm solid #808080" fo:border-top="0.035cm solid #808080" fo:border-bottom="0.088cm solid #808080" style:writing-mode="lr-tb"/>
    </style:style>
    <style:style style:name="Tabela3" style:family="table">
      <style:table-properties style:width="9.895cm" table:align="center" style:writing-mode="lr-tb"/>
    </style:style>
    <style:style style:name="Tabela3.A" style:family="table-column">
      <style:table-column-properties style:column-width="3.556cm"/>
    </style:style>
    <style:style style:name="Tabela3.B" style:family="table-column">
      <style:table-column-properties style:column-width="1.302cm"/>
    </style:style>
    <style:style style:name="Tabela3.C" style:family="table-column">
      <style:table-column-properties style:column-width="3.501cm"/>
    </style:style>
    <style:style style:name="Tabela3.D" style:family="table-column">
      <style:table-column-properties style:column-width="1.536cm"/>
    </style:style>
    <style:style style:name="Tabela3.1" style:family="table-row">
      <style:table-row-properties style:min-row-height="0.09cm" style:keep-together="true" fo:keep-together="auto"/>
    </style:style>
    <style:style style:name="Tabela3.A1" style:family="table-cell">
      <style:table-cell-properties style:vertical-align="top" fo:padding-left="0.254cm" fo:padding-right="0.254cm" fo:padding-top="0.127cm" fo:padding-bottom="0.127cm" fo:border-left="0.035cm solid #808080" fo:border-right="none" fo:border-top="0.035cm solid #808080" fo:border-bottom="0.035cm solid #808080" style:writing-mode="lr-tb"/>
    </style:style>
    <style:style style:name="Tabela3.C1" style:family="table-cell">
      <style:table-cell-properties style:vertical-align="top" fo:padding="0cm" fo:border="0.035cm solid #808080" style:writing-mode="lr-tb"/>
    </style:style>
    <style:style style:name="Tabela3.2" style:family="table-row">
      <style:table-row-properties style:min-row-height="0.041cm" style:keep-together="true" fo:keep-together="auto"/>
    </style:style>
    <style:style style:name="Tabela3.B2" style:family="table-cell">
      <style:table-cell-properties style:vertical-align="top" fo:padding="0cm" fo:border-left="0.035cm solid #808080" fo:border-right="none" fo:border-top="0.035cm solid #808080" fo:border-bottom="0.035cm solid #808080" style:writing-mode="lr-tb"/>
    </style:style>
    <style:style style:name="Tabela3.6" style:family="table-row">
      <style:table-row-properties style:min-row-height="0.113cm" style:keep-together="true" fo:keep-together="auto"/>
    </style:style>
    <style:style style:name="Tabela4" style:family="table">
      <style:table-properties style:width="16.792cm" fo:margin-left="-0.272cm" table:align="left" style:writing-mode="lr-tb"/>
    </style:style>
    <style:style style:name="Tabela4.A" style:family="table-column">
      <style:table-column-properties style:column-width="6.505cm"/>
    </style:style>
    <style:style style:name="Tabela4.B" style:family="table-column">
      <style:table-column-properties style:column-width="1.891cm"/>
    </style:style>
    <style:style style:name="Tabela4.C" style:family="table-column">
      <style:table-column-properties style:column-width="6.86cm"/>
    </style:style>
    <style:style style:name="Tabela4.D" style:family="table-column">
      <style:table-column-properties style:column-width="1.536cm"/>
    </style:style>
    <style:style style:name="Tabela4.1" style:family="table-row">
      <style:table-row-properties style:min-row-height="0.353cm" style:keep-together="true" fo:keep-together="auto"/>
    </style:style>
    <style:style style:name="Tabela4.A1" style:family="table-cell">
      <style:table-cell-properties style:vertical-align="top" fo:padding-left="0.254cm" fo:padding-right="0.254cm" fo:padding-top="0.127cm" fo:padding-bottom="0.127cm" fo:border-left="0.035cm solid #808080" fo:border-right="none" fo:border-top="0.035cm solid #808080" fo:border-bottom="0.035cm solid #808080" style:writing-mode="lr-tb"/>
    </style:style>
    <style:style style:name="Tabela4.C1" style:family="table-cell">
      <style:table-cell-properties style:vertical-align="top" fo:padding="0cm" fo:border="0.035cm solid #808080" style:writing-mode="lr-tb"/>
    </style:style>
    <style:style style:name="Tabela4.2" style:family="table-row">
      <style:table-row-properties style:min-row-height="0.259cm" style:keep-together="true" fo:keep-together="auto"/>
    </style:style>
    <style:style style:name="Tabela4.B2" style:family="table-cell">
      <style:table-cell-properties style:vertical-align="top" fo:padding="0cm" fo:border-left="0.035cm solid #808080" fo:border-right="none" fo:border-top="0.035cm solid #808080" fo:border-bottom="0.035cm solid #808080" style:writing-mode="lr-tb"/>
    </style:style>
    <style:style style:name="Tabela4.3" style:family="table-row">
      <style:table-row-properties style:min-row-height="0.041cm" style:keep-together="true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color="#0000ff"/>
    </style:style>
    <style:style style:name="P3" style:family="paragraph" style:parent-style-name="Standard" style:list-style-name="">
      <style:paragraph-properties style:text-autospace="none"/>
    </style:style>
    <style:style style:name="P4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5" style:family="paragraph" style:parent-style-name="Standard" style:list-style-name="">
      <style:paragraph-properties style:text-autospace="none"/>
      <style:text-properties style:font-name="Consolas" fo:font-size="9.5pt" style:font-size-asian="9.5pt" style:font-name-complex="Consolas" style:font-size-complex="9.5pt"/>
    </style:style>
    <style:style style:name="P6" style:family="paragraph" style:parent-style-name="Standard">
      <style:paragraph-properties fo:margin-top="0cm" fo:margin-bottom="0cm" fo:line-height="100%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7" style:family="paragraph" style:parent-style-name="Standard" style:list-style-name="WW8Num14">
      <style:paragraph-properties fo:margin-top="0cm" fo:margin-bottom="0cm" fo:line-height="100%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8" style:family="paragraph" style:parent-style-name="Standard">
      <style:paragraph-properties fo:margin-top="0cm" fo:margin-bottom="0cm" fo:line-height="100%" style:snap-to-layout-grid="false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9" style:family="paragraph" style:parent-style-name="Standard">
      <style:paragraph-properties fo:margin-top="0cm" fo:margin-bottom="0cm" fo:line-height="100%"/>
      <style:text-properties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P10" style:family="paragraph" style:parent-style-name="Standard">
      <style:paragraph-properties fo:margin-top="0cm" fo:margin-bottom="0cm" fo:line-height="100%"/>
      <style:text-properties fo:color="#0000ff" style:font-name="Times New Roman" fo:font-size="10pt" fo:font-weight="bold" style:font-size-asian="10pt" style:font-weight-asian="bold" style:font-name-complex="Times New Roman" style:font-size-complex="10pt"/>
    </style:style>
    <style:style style:name="P11" style:family="paragraph" style:parent-style-name="Standard">
      <style:paragraph-properties fo:margin-top="0cm" fo:margin-bottom="0cm" fo:line-height="100%"/>
    </style:style>
    <style:style style:name="P12" style:family="paragraph" style:parent-style-name="Standard" style:list-style-name="WW8Num14">
      <style:paragraph-properties fo:margin-top="0cm" fo:margin-bottom="0cm" fo:line-height="100%"/>
    </style:style>
    <style:style style:name="P13" style:family="paragraph" style:parent-style-name="Standard" style:master-page-name="Standard">
      <style:paragraph-properties fo:margin-top="0cm" fo:margin-bottom="0cm" fo:line-height="100%" style:page-number="auto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14" style:family="paragraph" style:parent-style-name="Standard">
      <style:paragraph-properties fo:margin-top="0cm" fo:margin-bottom="0cm" fo:line-height="100%" fo:break-before="page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15" style:family="paragraph" style:parent-style-name="Standard">
      <style:paragraph-properties fo:margin-top="0cm" fo:margin-bottom="0cm" fo:line-height="100%" fo:break-before="page"/>
      <style:text-properties style:font-name="Times New Roman" fo:font-size="10pt" style:font-size-asian="10pt" style:font-name-complex="Times New Roman" style:font-size-complex="10pt"/>
    </style:style>
    <style:style style:name="P16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17" style:family="paragraph" style:parent-style-name="Standard" style:list-style-name="">
      <style:paragraph-properties fo:break-before="page" style:text-autospace="none"/>
    </style:style>
    <style:style style:name="P18" style:family="paragraph" style:parent-style-name="Standard" style:list-style-name="">
      <style:paragraph-properties fo:break-before="page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9" style:family="paragraph" style:parent-style-name="Standard">
      <style:paragraph-properties fo:margin-left="1.27cm" fo:margin-right="0cm" fo:margin-top="0cm" fo:margin-bottom="0cm" fo:line-height="100%" fo:text-indent="0cm" style:auto-text-indent="false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20" style:family="paragraph" style:parent-style-name="Standard">
      <style:paragraph-properties fo:margin-left="1.27cm" fo:margin-right="0cm" fo:margin-top="0cm" fo:margin-bottom="0cm" fo:line-height="100%" fo:text-indent="0cm" style:auto-text-indent="false"/>
    </style:style>
    <style:style style:name="P21" style:family="paragraph" style:parent-style-name="Standard">
      <style:paragraph-properties fo:margin-left="1.27cm" fo:margin-right="0cm" fo:margin-top="0cm" fo:margin-bottom="0cm" fo:line-height="100%" fo:text-indent="0cm" style:auto-text-indent="false" fo:break-before="page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22" style:family="paragraph" style:parent-style-name="Standard">
      <style:paragraph-properties fo:margin-left="1.905cm" fo:margin-right="0cm" fo:margin-top="0cm" fo:margin-bottom="0cm" fo:line-height="100%" fo:text-indent="0cm" style:auto-text-indent="false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23" style:family="paragraph" style:parent-style-name="Standard">
      <style:paragraph-properties fo:margin-left="-1.27cm" fo:margin-right="0cm" fo:margin-top="0cm" fo:margin-bottom="0cm" fo:line-height="100%" fo:text-indent="0cm" style:auto-text-indent="false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24" style:family="paragraph" style:parent-style-name="Standard" style:list-style-name="">
      <style:paragraph-properties fo:margin-left="-1.27cm" fo:margin-right="0cm" fo:text-indent="0cm" style:auto-text-indent="false" style:text-autospace="none"/>
    </style:style>
    <style:style style:name="P25" style:family="paragraph" style:parent-style-name="Standard" style:list-style-name="">
      <style:paragraph-properties fo:margin-left="-1.27cm" fo:margin-right="0cm" fo:text-indent="0cm" style:auto-text-indent="false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26" style:family="paragraph" style:parent-style-name="Standard" style:list-style-name="">
      <style:paragraph-properties fo:margin-left="-1.27cm" fo:margin-right="0cm" fo:text-indent="0cm" style:auto-text-indent="false" style:text-autospace="none"/>
      <style:text-properties style:font-name="Consolas" fo:font-size="9.5pt" style:font-size-asian="9.5pt" style:font-name-complex="Consolas" style:font-size-complex="9.5pt"/>
    </style:style>
    <style:style style:name="P27" style:family="paragraph"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T4" style:family="text">
      <style:text-properties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T5" style:family="text">
      <style:text-properties style:font-name="Times New Roman" fo:font-size="10pt" fo:font-style="italic" fo:font-weight="bold" style:font-size-asian="10pt" style:font-style-asian="italic" style:font-weight-asian="bold" style:font-name-complex="Times New Roman" style:font-size-complex="10pt" style:font-style-complex="italic"/>
    </style:style>
    <style:style style:name="T6" style:family="text">
      <style:text-properties fo:color="#0000ff"/>
    </style:style>
    <style:style style:name="T7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style:text-position="super 58%" style:font-name="Times New Roman" fo:font-size="10pt" fo:font-style="italic" fo:font-weight="bold" style:font-size-asian="10pt" style:font-style-asian="italic" style:font-weight-asian="bold" style:font-name-complex="Times New Roman" style:font-size-complex="10pt" style:font-style-complex="italic"/>
    </style:style>
    <style:style style:name="T9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0" style:family="text">
      <style:text-properties fo:color="#000000" style:font-name="Consolas" fo:font-size="9.5pt" fo:font-weight="bold" style:font-name-asian="Consolas" style:font-size-asian="9.5pt" style:font-weight-asian="bold" style:font-name-complex="Consolas" style:font-size-complex="9.5pt"/>
    </style:style>
    <style:style style:name="T11" style:family="text">
      <style:text-properties fo:color="#000000" style:font-name-asian="Consolas"/>
    </style:style>
    <style:style style:name="T12" style:family="text">
      <style:text-properties fo:color="#008000"/>
    </style:style>
    <style:style style:name="T13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14" style:family="text">
      <style:text-properties fo:color="#008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T15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gr1" style:family="graphic">
      <style:graphic-properties svg:stroke-color="#00ff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6666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cm" svg:stroke-color="#6666ff" draw:marker-start-width="0.353cm" draw:marker-end-width="0.353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cc66ff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8 - Dado o algoritmo a seguir, responda:</text:p>
      <text:p text:style-name="P19"><draw:polyline text:anchor-type="paragraph" draw:z-index="0" draw:style-name="gr1" draw:text-style-name="P27" svg:width="1.041cm" svg:height="6.571cm" svg:x="1.05cm" svg:y="0.388cm" svg:viewBox="0 0 1042 6572" draw:points="1042,0 0,0 0,6555 974,6555 974,6572 974,6537"><text:p/></draw:polyline>Inicio</text:p>
      <text:p text:style-name="P19"><text:tab/>A,B,C Logico</text:p>
      <text:p text:style-name="P19"><draw:polyline text:anchor-type="paragraph" draw:z-index="3" draw:style-name="gr4" draw:text-style-name="P27" svg:width="1.073cm" svg:height="0.835cm" svg:x="2.501cm" svg:y="0.392cm" svg:viewBox="0 0 1074 836" draw:points="427,0 0,0 0,803 1074,803 1074,836"><text:p/></draw:polyline><draw:rect text:anchor-type="paragraph" draw:z-index="6" draw:style-name="gr7" draw:text-style-name="P27" svg:width="6.268cm" svg:height="5.37cm" svg:x="2.348cm" svg:y="0cm"><text:p/></draw:rect><text:tab/>Se A então</text:p>
      <text:p text:style-name="P19"><text:tab/><text:tab/>Comando1</text:p>
      <text:p text:style-name="P19"><text:tab/>Senão</text:p>
      <text:p text:style-name="P19"><text:tab/> <text:s text:c="5"/>Inicio</text:p>
      <text:p text:style-name="P19"><draw:polyline text:anchor-type="paragraph" draw:z-index="2" draw:style-name="gr3" draw:text-style-name="P27" svg:width="0.937cm" svg:height="3.652cm" svg:x="3.013cm" svg:y="0.009cm" svg:viewBox="0 0 938 3653" draw:points="718,3653 0,3653 0,0 938,0 938,16"><text:p/></draw:polyline><text:tab/><text:tab/>Se B então</text:p>
      <text:p text:style-name="P19"><draw:polyline text:anchor-type="paragraph" draw:z-index="4" draw:style-name="gr5" draw:text-style-name="P27" svg:width="1.022cm" svg:height="0.835cm" svg:x="4.994cm" svg:y="0.386cm" svg:viewBox="0 0 1023 836" draw:points="529,0 0,0 0,836 1023,836"><text:p/></draw:polyline><draw:polyline text:anchor-type="paragraph" draw:z-index="5" draw:style-name="gr6" draw:text-style-name="P27" svg:width="4.232cm" svg:height="2.936cm" svg:x="3.833cm" svg:y="0.044cm" svg:viewBox="0 0 4233 2937" draw:points="427,0 0,0 0,2937 4233,2937"><text:p/></draw:polyline><text:tab/><text:tab/><text:tab/>Se C então</text:p>
      <text:p text:style-name="P19"><text:tab/><text:tab/><text:tab/><text:tab/>Comando 2</text:p>
      <text:p text:style-name="P20"><text:span text:style-name="T3"><text:tab/><text:tab/><text:tab/>Senão</text:span></text:p>
      <text:p text:style-name="P19"><text:tab/><text:tab/><text:tab/> <text:s text:c="6"/>Inicio</text:p>
      <text:p text:style-name="P19"><draw:polyline text:anchor-type="paragraph" draw:z-index="1" draw:style-name="gr2" draw:text-style-name="P27" svg:width="0.784cm" svg:height="1.228cm" svg:x="5.676cm" svg:y="0.002cm" svg:viewBox="0 0 785 1229" draw:points="614,1229 0,1229 0,0 700,0 785,35"><text:p/></draw:polyline><text:tab/><text:tab/><text:tab/><text:tab/>Comando 3</text:p>
      <text:p text:style-name="P19"><text:tab/><text:tab/><text:tab/><text:tab/>Comando 4</text:p>
      <text:p text:style-name="P19"><text:tab/><text:tab/><text:tab/> <text:s text:c="6"/>Fim</text:p>
      <text:p text:style-name="P19"><text:tab/> <text:s text:c="5"/>Fim</text:p>
      <text:p text:style-name="P19"><text:tab/>Comando 5</text:p>
      <text:p text:style-name="P19">Fim</text:p>
      <text:p text:style-name="P19"/>
      <text:list xml:id="list3523277886089302927" text:style-name="WW8Num14">
        <text:list-item>
          <text:p text:style-name="P12"><text:span text:style-name="T3">Se A = verdade, B = verdade, C = falsidade, quais comandos serão executados?</text:span></text:p>
        </text:list-item>
      </text:list>
      <text:p text:style-name="P6"><text:tab/><text:span text:style-name="T6">Comando1; Comando5.</text:span></text:p>
      <text:list xml:id="list23345538" text:continue-numbering="true" text:style-name="WW8Num14">
        <text:list-item>
          <text:p text:style-name="P7">Se A = falsidade, B = verdade, C = falsidade, quais comandos serão executados?</text:p>
        </text:list-item>
      </text:list>
      <text:p text:style-name="P10"><text:tab/>Comando3; Comando4; Comando5.</text:p>
      <text:list xml:id="list23333116" text:continue-numbering="true" text:style-name="WW8Num14">
        <text:list-item>
          <text:p text:style-name="P7">Se A = falsidade, B = verdade, C = verdade, quais comandos serão executados?</text:p>
        </text:list-item>
      </text:list>
      <text:p text:style-name="P10"><text:tab/>Comando2; Comando5.</text:p>
      <text:list xml:id="list23341656" text:continue-numbering="true" text:style-name="WW8Num14">
        <text:list-item>
          <text:p text:style-name="P7">Quais os valores de A,B,C para que somente os comandos 2 e 5 sejam executados?</text:p>
        </text:list-item>
      </text:list>
      <text:p text:style-name="P10"><text:tab/>F; V; V.</text:p>
      <text:list xml:id="list23334873" text:continue-numbering="true" text:style-name="WW8Num14">
        <text:list-item>
          <text:p text:style-name="P7">Quais os valores de A,B,C para que somente o comando 5 seja executado?</text:p>
        </text:list-item>
      </text:list>
      <text:p text:style-name="P6"><text:tab/><text:span text:style-name="T6">Não existe essa possibilidade.</text:span></text:p>
      <text:p text:style-name="P22"/>
      <text:p text:style-name="P6">9- Dados três valores X,Y,Z, verificar se eles podem ser os comprimentos dos lados de um triângulo. Se eles não formarem um triângulo escrever uma mensagem. Considerar que o comprimento de cada lado de um triângulo é menor que a soma dos outros dois lados.</text:p>
      <text:p text:style-name="P16"><text:span text:style-name="T9"><text:s text:c="11"/></text:span><text:span text:style-name="T13">// Recebendo valores.</text:span></text:p>
      <text:p text:style-name="P3"><text:span text:style-name="T9"><text:s text:c="12"/>Console.WriteLine(</text:span><text:span text:style-name="T15">"Informe o valor de X:"</text:span><text:span text:style-name="T9">);</text:span></text:p>
      <text:p text:style-name="P3"><text:span text:style-name="T9"><text:s text:c="12"/></text:span><text:span text:style-name="T7">int</text:span><text:span text:style-name="T9"> X = </text:span><text:span text:style-name="T7">int</text:span><text:span text:style-name="T9">.Parse(Console.ReadLine());</text:span></text:p>
      <text:p text:style-name="P3"><text:span text:style-name="T9"><text:s text:c="12"/>Console.WriteLine(</text:span><text:span text:style-name="T15">"Informe o valor de Y:"</text:span><text:span text:style-name="T9">);</text:span></text:p>
      <text:p text:style-name="P3"><text:span text:style-name="T9"><text:s text:c="12"/></text:span><text:span text:style-name="T7">int</text:span><text:span text:style-name="T9"> Y = </text:span><text:span text:style-name="T7">int</text:span><text:span text:style-name="T9">.Parse(Console.ReadLine());</text:span></text:p>
      <text:p text:style-name="P3"><text:span text:style-name="T9"><text:s text:c="12"/>Console.WriteLine(</text:span><text:span text:style-name="T15">"Informe o valor de Z:"</text:span><text:span text:style-name="T9">);</text:span></text:p>
      <text:p text:style-name="P3"><text:span text:style-name="T9"><text:s text:c="12"/></text:span><text:span text:style-name="T7">int</text:span><text:span text:style-name="T9"> Z = </text:span><text:span text:style-name="T7">int</text:span><text:span text:style-name="T9">.Parse(Console.ReadLine());</text:span></text:p>
      <text:p text:style-name="P3"><text:span text:style-name="T9"><text:s text:c="12"/></text:span><text:span text:style-name="T13">// Uma variável para o resultado.</text:span></text:p>
      <text:p text:style-name="P3"><text:span text:style-name="T9"><text:s text:c="12"/></text:span><text:span text:style-name="T7">string</text:span><text:span text:style-name="T9"> tri;</text:span></text:p>
      <text:p text:style-name="P3"><text:span text:style-name="T9"><text:s text:c="12"/></text:span><text:span text:style-name="T13">// Verificando as hipóteses.</text:span></text:p>
      <text:p text:style-name="P3"><text:span text:style-name="T9"><text:s text:c="12"/></text:span><text:span text:style-name="T7">if</text:span><text:span text:style-name="T9"> ((X &lt; Y+Z) &amp;&amp; (Y &lt; X+Z) &amp;&amp; (Z &lt; X+Y))</text:span></text:p>
      <text:p text:style-name="P4"><text:s text:c="12"/>{</text:p>
      <text:p text:style-name="P3"><text:span text:style-name="T9"><text:s text:c="16"/>tri = </text:span><text:span text:style-name="T15">"SIM"</text:span><text:span text:style-name="T9">;</text:span></text:p>
      <text:p text:style-name="P4"><text:s text:c="12"/>}</text:p>
      <text:p text:style-name="P3"><text:span text:style-name="T9"><text:s text:c="12"/></text:span><text:span text:style-name="T7">else</text:span></text:p>
      <text:p text:style-name="P4"><text:s text:c="12"/>{</text:p>
      <text:p text:style-name="P3"><text:span text:style-name="T9"><text:s text:c="16"/>tri = </text:span><text:span text:style-name="T15">"NÃO"</text:span><text:span text:style-name="T9">;</text:span></text:p>
      <text:p text:style-name="P4"><text:s text:c="12"/>}</text:p>
      <text:p text:style-name="P3"><text:span text:style-name="T9"><text:s text:c="12"/></text:span><text:span text:style-name="T13">// Imprimindo resultados.</text:span></text:p>
      <text:p text:style-name="P3"><text:span text:style-name="T9"><text:s text:c="12"/>Console.WriteLine(</text:span><text:span text:style-name="T15">"X, Y e Z podem ser medidas de lados do mesmo"</text:span><text:span text:style-name="T9">+</text:span><text:span text:style-name="T15"> <text:tab/><text:tab/><text:tab/><text:tab/><text:tab/> <text:s text:c="2"/>"triângulo? R:"</text:span><text:span text:style-name="T9">+ tri);</text:span></text:p>
      <text:p text:style-name="P3"><text:span text:style-name="T9"><text:s text:c="12"/></text:span><text:span text:style-name="T13">// Espera</text:span></text:p>
      <text:p text:style-name="P5"><text:span text:style-name="T11"><text:s text:c="12"/>Console.ReadLine();</text:span></text:p>
      <text:p text:style-name="P19"><text:soft-page-break/></text:p>
      <text:p text:style-name="P6">10- Escreva um algoritmo que leia o código de um determinado produto e mostre sua classificação:</text:p>
      <text:p text:style-name="P6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9">Código</text:p>
          </table:table-cell>
          <table:table-cell table:style-name="Tabela1.B1" office:value-type="string">
            <text:p text:style-name="P9">Classificação</text:p>
          </table:table-cell>
        </table:table-row>
        <table:table-row table:style-name="Tabela1.2">
          <table:table-cell table:style-name="Tabela1.A2" office:value-type="string">
            <text:p text:style-name="P9">1</text:p>
          </table:table-cell>
          <table:table-cell table:style-name="Tabela1.B2" office:value-type="string">
            <text:p text:style-name="P9">Alimento não-perecível</text:p>
          </table:table-cell>
        </table:table-row>
        <table:table-row table:style-name="Tabela1.3">
          <table:table-cell table:style-name="Tabela1.A2" office:value-type="string">
            <text:p text:style-name="P9">2, 3 ou 4</text:p>
          </table:table-cell>
          <table:table-cell table:style-name="Tabela1.B2" office:value-type="string">
            <text:p text:style-name="P9">Alimento perecível</text:p>
          </table:table-cell>
        </table:table-row>
        <table:table-row table:style-name="Tabela1.4">
          <table:table-cell table:style-name="Tabela1.A2" office:value-type="string">
            <text:p text:style-name="P9">5 ou 6</text:p>
          </table:table-cell>
          <table:table-cell table:style-name="Tabela1.B2" office:value-type="string">
            <text:p text:style-name="P9">Vestuário</text:p>
          </table:table-cell>
        </table:table-row>
        <table:table-row table:style-name="Tabela1.5">
          <table:table-cell table:style-name="Tabela1.A2" office:value-type="string">
            <text:p text:style-name="P9">7</text:p>
          </table:table-cell>
          <table:table-cell table:style-name="Tabela1.B2" office:value-type="string">
            <text:p text:style-name="P9">Higiene Pessoal</text:p>
          </table:table-cell>
        </table:table-row>
        <table:table-row table:style-name="Tabela1.4">
          <table:table-cell table:style-name="Tabela1.A2" office:value-type="string">
            <text:p text:style-name="P9">8 até 15</text:p>
          </table:table-cell>
          <table:table-cell table:style-name="Tabela1.B2" office:value-type="string">
            <text:p text:style-name="P9">Limpeza e utensílios domestico</text:p>
          </table:table-cell>
        </table:table-row>
        <table:table-row table:style-name="Tabela1.4">
          <table:table-cell table:style-name="Tabela1.A7" office:value-type="string">
            <text:p text:style-name="P9">Qualquer outro código</text:p>
          </table:table-cell>
          <table:table-cell table:style-name="Tabela1.B7" office:value-type="string">
            <text:p text:style-name="P9">Invalido </text:p>
          </table:table-cell>
        </table:table-row>
      </table:table>
      <text:p text:style-name="P16"/>
      <text:p text:style-name="P23"><text:span text:style-name="T9"><text:s text:c="11"/></text:span><text:span text:style-name="T13">// Recebendo valores.</text:span></text:p>
      <text:p text:style-name="P24"><text:span text:style-name="T9"><text:s text:c="12"/>Console.WriteLine(</text:span><text:span text:style-name="T15">"Informe o Código do produto [ de 1 a 15 ]:"</text:span><text:span text:style-name="T9">);</text:span></text:p>
      <text:p text:style-name="P24"><text:span text:style-name="T9"><text:s text:c="12"/></text:span><text:span text:style-name="T7">int</text:span><text:span text:style-name="T9"> cod = </text:span><text:span text:style-name="T7">int</text:span><text:span text:style-name="T9">.Parse(Console.ReadLine());</text:span></text:p>
      <text:p text:style-name="P25"><text:s/></text:p>
      <text:p text:style-name="P24"><text:span text:style-name="T9"><text:s text:c="12"/></text:span><text:span text:style-name="T13">// Verificando as hipóteses.</text:span></text:p>
      <text:p text:style-name="P24"><text:span text:style-name="T9"><text:s text:c="12"/></text:span><text:span text:style-name="T7">if</text:span><text:span text:style-name="T9"> (cod == 1)</text:span></text:p>
      <text:p text:style-name="P25"><text:s text:c="12"/>{</text:p>
      <text:p text:style-name="P24"><text:span text:style-name="T9"><text:s text:c="16"/>Console.WriteLine(</text:span><text:span text:style-name="T15">"CLASSIFICAÇÃO: Alimento não perecível"</text:span><text:span text:style-name="T9">);</text:span></text:p>
      <text:p text:style-name="P25"><text:s text:c="12"/>}</text:p>
      <text:p text:style-name="P24"><text:span text:style-name="T9"><text:s text:c="12"/></text:span><text:span text:style-name="T7">else</text:span><text:span text:style-name="T9"> </text:span></text:p>
      <text:p text:style-name="P24"><text:span text:style-name="T9"><text:s text:c="16"/></text:span><text:span text:style-name="T7">if</text:span><text:span text:style-name="T9"> (cod &gt; 1 &amp;&amp; cod &lt; 5)</text:span></text:p>
      <text:p text:style-name="P25"><text:s text:c="16"/>{</text:p>
      <text:p text:style-name="P24"><text:span text:style-name="T9"><text:s text:c="20"/>Console.WriteLine(</text:span><text:span text:style-name="T15">"CLASSIFICAÇÃO: Alimento perecível"</text:span><text:span text:style-name="T9">);</text:span></text:p>
      <text:p text:style-name="P25"><text:s text:c="16"/>}</text:p>
      <text:p text:style-name="P24"><text:span text:style-name="T9"><text:s text:c="16"/></text:span><text:span text:style-name="T7">else</text:span></text:p>
      <text:p text:style-name="P24"><text:span text:style-name="T9"><text:s text:c="20"/></text:span><text:span text:style-name="T7">if</text:span><text:span text:style-name="T9"> (cod == 5 || cod == 6)</text:span></text:p>
      <text:p text:style-name="P25"><text:s text:c="20"/>{</text:p>
      <text:p text:style-name="P24"><text:span text:style-name="T9"><text:s text:c="20"/>Console.WriteLine(</text:span><text:span text:style-name="T15">"CLASSIFICAÇÃO: Vestuário"</text:span><text:span text:style-name="T9">);</text:span></text:p>
      <text:p text:style-name="P25"><text:s text:c="20"/>}</text:p>
      <text:p text:style-name="P24"><text:span text:style-name="T9"><text:s text:c="20"/></text:span><text:span text:style-name="T7">else</text:span></text:p>
      <text:p text:style-name="P24"><text:span text:style-name="T9"><text:s text:c="24"/></text:span><text:span text:style-name="T7">if</text:span><text:span text:style-name="T9"> (cod == 7)</text:span></text:p>
      <text:p text:style-name="P25"><text:s text:c="24"/>{</text:p>
      <text:p text:style-name="P24"><text:span text:style-name="T9"><text:s text:c="24"/>Console.WriteLine(</text:span><text:span text:style-name="T15">"CLASSIFICAÇÃO: Higiene pessoal"</text:span><text:span text:style-name="T9">);</text:span></text:p>
      <text:p text:style-name="P25"><text:s text:c="24"/>}</text:p>
      <text:p text:style-name="P24"><text:span text:style-name="T9"><text:s text:c="24"/></text:span><text:span text:style-name="T7">else</text:span></text:p>
      <text:p text:style-name="P24"><text:span text:style-name="T9"><text:s text:c="28"/></text:span><text:span text:style-name="T7">if</text:span><text:span text:style-name="T9"> (cod &gt; 7 &amp;&amp; cod &lt; 16)</text:span></text:p>
      <text:p text:style-name="P25"><text:s text:c="28"/>{</text:p>
      <text:p text:style-name="P24"><text:span text:style-name="T9"><text:s text:c="28"/>Console.WriteLine(</text:span><text:span text:style-name="T15">"CLASSIFICAÇÃO: Limpeza e utensílios</text:span></text:p>
      <text:p text:style-name="P24"><text:span text:style-name="T15"><text:tab/> <text:tab/><text:tab/><text:tab/><text:tab/><text:tab/><text:tab/><text:tab/>domésticos"</text:span><text:span text:style-name="T9">);</text:span></text:p>
      <text:p text:style-name="P25"><text:s text:c="28"/>}</text:p>
      <text:p text:style-name="P24"><text:span text:style-name="T9"><text:s text:c="28"/></text:span><text:span text:style-name="T7">else</text:span><text:span text:style-name="T9"> Console.WriteLine(</text:span><text:span text:style-name="T15">"ATENÇÃO: Código inválido"</text:span><text:span text:style-name="T9">);</text:span></text:p>
      <text:p text:style-name="P24"><text:span text:style-name="T9"><text:s text:c="12"/></text:span><text:span text:style-name="T13">// Espera</text:span></text:p>
      <text:p text:style-name="P26"><text:span text:style-name="T11"><text:s text:c="12"/>Console.ReadLine();</text:span></text:p>
      <text:p text:style-name="P19"/>
      <text:p text:style-name="P21"/>
      <text:p text:style-name="P11"><text:span text:style-name="T3">11- Construa um programa para determinar se o indivíduo está com um peso favorável. Essa situação é determinada através do IMC (Índice de Massa Corpórea), que é definida como sendo a relação entre o peso (PESO – em </text:span><text:span text:style-name="T4">kg</text:span><text:span text:style-name="T3">) e o quadrado da Altura (ALTURA – em </text:span><text:span text:style-name="T4">m</text:span><text:span text:style-name="T3">) do indivíduo. Ou seja, </text:span><text:span text:style-name="T5">IMC</text:span><text:span text:style-name="T3">= </text:span><text:span text:style-name="T5">PESO/ALTURA</text:span><text:span text:style-name="T8">2 </text:span><text:span text:style-name="T3">e, a situação do peso é determinada pela tabela abaixo:</text:span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9">Condição</text:p>
          </table:table-cell>
          <table:table-cell table:style-name="Tabela2.B1" office:value-type="string">
            <text:p text:style-name="P9">Situação</text:p>
          </table:table-cell>
        </table:table-row>
        <table:table-row table:style-name="Tabela2.2">
          <table:table-cell table:style-name="Tabela2.A2" office:value-type="string">
            <text:p text:style-name="P9">IMC abaixo de 20</text:p>
          </table:table-cell>
          <table:table-cell table:style-name="Tabela2.B2" office:value-type="string">
            <text:p text:style-name="P9">Abaixo do peso</text:p>
          </table:table-cell>
        </table:table-row>
        <table:table-row table:style-name="Tabela2.3">
          <table:table-cell table:style-name="Tabela2.A2" office:value-type="string">
            <text:p text:style-name="P9">IMC de 20 até 25</text:p>
          </table:table-cell>
          <table:table-cell table:style-name="Tabela2.B2" office:value-type="string">
            <text:p text:style-name="P9">Peso Normal</text:p>
          </table:table-cell>
        </table:table-row>
        <table:table-row table:style-name="Tabela2.4">
          <table:table-cell table:style-name="Tabela2.A2" office:value-type="string">
            <text:p text:style-name="P9">IMC de 25 até 30</text:p>
          </table:table-cell>
          <table:table-cell table:style-name="Tabela2.B2" office:value-type="string">
            <text:p text:style-name="P9">Sobre Peso</text:p>
          </table:table-cell>
        </table:table-row>
        <table:table-row table:style-name="Tabela2.5">
          <table:table-cell table:style-name="Tabela2.A2" office:value-type="string">
            <text:p text:style-name="P9">IMC de 30 até 40</text:p>
          </table:table-cell>
          <table:table-cell table:style-name="Tabela2.B2" office:value-type="string">
            <text:p text:style-name="P9">Obeso</text:p>
          </table:table-cell>
        </table:table-row>
        <table:table-row table:style-name="Tabela2.4">
          <table:table-cell table:style-name="Tabela2.A6" office:value-type="string">
            <text:p text:style-name="P9">IMC de 40 e acima</text:p>
          </table:table-cell>
          <table:table-cell table:style-name="Tabela2.B6" office:value-type="string">
            <text:p text:style-name="P9">Obeso Mórbido</text:p>
          </table:table-cell>
        </table:table-row>
      </table:table>
      <text:p text:style-name="P6"/>
      <text:p text:style-name="P23"><text:span text:style-name="T9"><text:s text:c="12"/></text:span><text:span text:style-name="T13">// Recebendo valores.</text:span></text:p>
      <text:p text:style-name="P24"><text:span text:style-name="T9"><text:s text:c="12"/>Console.WriteLine(</text:span><text:span text:style-name="T15">"Informe o Peso [ em 000,00 ] quilograma:"</text:span><text:span text:style-name="T9">);</text:span></text:p>
      <text:p text:style-name="P24"><text:span text:style-name="T9"><text:s text:c="12"/></text:span><text:span text:style-name="T7">double</text:span><text:span text:style-name="T9"> peso = Convert.ToDouble(Console.ReadLine());</text:span></text:p>
      <text:p text:style-name="P24"><text:span text:style-name="T9"><text:s text:c="12"/>Console.WriteLine(</text:span><text:span text:style-name="T15">"Informe a Altura [ 00,00 ] metro:"</text:span><text:span text:style-name="T9">);</text:span></text:p>
      <text:p text:style-name="P24"><text:span text:style-name="T9"><text:s text:c="12"/></text:span><text:span text:style-name="T7">double</text:span><text:span text:style-name="T9"> altura = Convert.ToDouble(Console.ReadLine());</text:span></text:p>
      <text:p text:style-name="P24"><text:span text:style-name="T9"><text:s text:c="12"/></text:span><text:span text:style-name="T7">double</text:span><text:span text:style-name="T9"> imc = peso / (altura * altura);</text:span></text:p>
      <text:p text:style-name="P24"><text:span text:style-name="T9"><text:s text:c="12"/></text:span><text:span text:style-name="T13">// Verificando as hipóteses.</text:span></text:p>
      <text:p text:style-name="P24"><text:span text:style-name="T9"><text:s text:c="12"/></text:span><text:span text:style-name="T7">if</text:span><text:span text:style-name="T9"> (imc &lt; 20)</text:span></text:p>
      <text:p text:style-name="P25"><text:s text:c="12"/>{</text:p>
      <text:p text:style-name="P24"><text:span text:style-name="T9"><text:s text:c="16"/>Console.WriteLine(</text:span><text:span text:style-name="T15">"SITUAÇÃO: Abaixo do peso."</text:span><text:span text:style-name="T9">);</text:span></text:p>
      <text:p text:style-name="P25"><text:s text:c="12"/>}</text:p>
      <text:p text:style-name="P24"><text:span text:style-name="T9"><text:s text:c="12"/></text:span><text:span text:style-name="T7">else</text:span><text:span text:style-name="T9"> </text:span><text:span text:style-name="T7">if</text:span><text:span text:style-name="T9"> (imc &gt;= 20 &amp;&amp; imc &lt;= 25)</text:span></text:p>
      <text:p text:style-name="P25"><text:s text:c="16"/>{</text:p>
      <text:p text:style-name="P24"><text:span text:style-name="T9"><text:s text:c="20"/>Console.WriteLine(</text:span><text:span text:style-name="T15">"SITUAÇÃO: Peso normal."</text:span><text:span text:style-name="T9">);</text:span></text:p>
      <text:p text:style-name="P25"><text:s text:c="16"/>}</text:p>
      <text:p text:style-name="P24"><text:span text:style-name="T9"><text:s text:c="16"/></text:span><text:span text:style-name="T7">else</text:span><text:span text:style-name="T9"> </text:span><text:span text:style-name="T7">if</text:span><text:span text:style-name="T9"> (imc &gt; 25 &amp;&amp; imc &lt;= 30)</text:span></text:p>
      <text:p text:style-name="P25"><text:s text:c="20"/>{</text:p>
      <text:p text:style-name="P24"><text:span text:style-name="T9"><text:s text:c="24"/>Console.WriteLine(</text:span><text:span text:style-name="T15">"SITUAÇÃO: Sobrepeso."</text:span><text:span text:style-name="T9">);</text:span></text:p>
      <text:p text:style-name="P25"><text:s text:c="20"/>}</text:p>
      <text:p text:style-name="P24"><text:span text:style-name="T9"><text:s text:c="20"/></text:span><text:span text:style-name="T7">else</text:span><text:span text:style-name="T9"> </text:span><text:span text:style-name="T7">if</text:span><text:span text:style-name="T9"> (imc &gt; 30 &amp;&amp; imc &lt;= 40)</text:span></text:p>
      <text:p text:style-name="P25"><text:s text:c="24"/>{</text:p>
      <text:p text:style-name="P24"><text:span text:style-name="T9"><text:s text:c="28"/>Console.WriteLine(</text:span><text:span text:style-name="T15">"SITUAÇÃO: Obeso."</text:span><text:span text:style-name="T9">);</text:span></text:p>
      <text:p text:style-name="P25"><text:s text:c="24"/>}</text:p>
      <text:p text:style-name="P24"><text:span text:style-name="T9"><text:s text:c="24"/></text:span><text:span text:style-name="T7">else</text:span><text:span text:style-name="T9"> </text:span><text:span text:style-name="T7">if</text:span><text:span text:style-name="T9"> (imc &gt; 40)</text:span></text:p>
      <text:p text:style-name="P25"><text:s text:c="28"/>{</text:p>
      <text:p text:style-name="P24"><text:span text:style-name="T9"><text:s text:c="28"/>Console.WriteLine(</text:span><text:span text:style-name="T15">"SITUAÇÃO: Obesidade mórbida."</text:span><text:span text:style-name="T9">);</text:span></text:p>
      <text:p text:style-name="P25"><text:s text:c="28"/>}</text:p>
      <text:p text:style-name="P24"><text:span text:style-name="T9"><text:s text:c="12"/></text:span><text:span text:style-name="T13">// Espera</text:span></text:p>
      <text:p text:style-name="P26"><text:span text:style-name="T11"><text:s text:c="12"/>Console.ReadLine();</text:span></text:p>
      <text:p text:style-name="P6"/>
      <text:p text:style-name="P6"/>
      <text:p text:style-name="P14"/>
      <text:p text:style-name="P6">12- Um determinado hotel cobra R$ 50,00 a diária e mais uma taxa de serviços. Faça um programa que leia o número de diárias e calcule o total a ser pago pelo cliente, sabendo-se que a taxa de serviços é de: </text:p>
      <text:list xml:id="list23353299" text:continue-numbering="true" text:style-name="WW8Num14">
        <text:list-item>
          <text:list>
            <text:list-item>
              <text:p text:style-name="P7">R$ 1,50 por dia, se número de diárias &lt; 15 </text:p>
            </text:list-item>
            <text:list-item>
              <text:p text:style-name="P7">R$ 1,00 por dia, se número de diárias = 15 </text:p>
            </text:list-item>
            <text:list-item>
              <text:p text:style-name="P7">R$ 0,50 por dia, se número de diárias &gt; 15 </text:p>
            </text:list-item>
          </text:list>
        </text:list-item>
      </text:list>
      <text:p text:style-name="P6"/>
      <text:p text:style-name="P23"><text:span text:style-name="T9"><text:s text:c="12"/></text:span><text:span text:style-name="T14">// Recebendo valores.</text:span></text:p>
      <text:p text:style-name="P24"><text:span text:style-name="T9"><text:s text:c="12"/>Console.WriteLine(</text:span><text:span text:style-name="T15">"Quantas diárias?:"</text:span><text:span text:style-name="T9">);</text:span></text:p>
      <text:p text:style-name="P24"><text:span text:style-name="T9"><text:s text:c="12"/></text:span><text:span text:style-name="T7">int</text:span><text:span text:style-name="T9"> diarias = </text:span><text:span text:style-name="T7">int</text:span><text:span text:style-name="T9">.Parse(Console.ReadLine());</text:span></text:p>
      <text:p text:style-name="P24"><text:span text:style-name="T9"><text:s text:c="12"/></text:span><text:span text:style-name="T13">// O preço é uma constante.</text:span></text:p>
      <text:p text:style-name="P24"><text:span text:style-name="T9"><text:s text:c="12"/></text:span><text:span text:style-name="T7">double</text:span><text:span text:style-name="T9"> prDiaria = 50.00;</text:span></text:p>
      <text:p text:style-name="P24"><text:span text:style-name="T9"><text:s text:c="12"/></text:span><text:span text:style-name="T13">// O resultado será um double (dinheiro).</text:span></text:p>
      <text:p text:style-name="P24"><text:span text:style-name="T9"><text:s text:c="12"/></text:span><text:span text:style-name="T7">double</text:span><text:span text:style-name="T9"> aPagar;</text:span></text:p>
      <text:p text:style-name="P25"/>
      <text:p text:style-name="P24"><text:span text:style-name="T9"><text:s text:c="12"/></text:span><text:span text:style-name="T13">// Verificando as hipóteses.</text:span></text:p>
      <text:p text:style-name="P24"><text:span text:style-name="T9"><text:s text:c="12"/></text:span><text:span text:style-name="T7">if</text:span><text:span text:style-name="T9"> (diarias &lt; 15)</text:span></text:p>
      <text:p text:style-name="P25"><text:s text:c="12"/>{</text:p>
      <text:p text:style-name="P24"><text:span text:style-name="T9"><text:s text:c="16"/></text:span><text:span text:style-name="T13">// Adicionando a taxa.</text:span></text:p>
      <text:p text:style-name="P25"><text:s text:c="16"/>prDiaria += 1.5;</text:p>
      <text:p text:style-name="P25"><text:s text:c="16"/>aPagar = diarias * prDiaria;</text:p>
      <text:p text:style-name="P24"><text:span text:style-name="T9"><text:s text:c="16"/>Console.WriteLine(</text:span><text:span text:style-name="T15">"Total a pagar: R$"</text:span><text:span text:style-name="T9"> + aPagar);</text:span></text:p>
      <text:p text:style-name="P25"><text:s text:c="12"/>}</text:p>
      <text:p text:style-name="P24"><text:span text:style-name="T9"><text:s text:c="12"/></text:span><text:span text:style-name="T7">else</text:span><text:span text:style-name="T9"> </text:span><text:span text:style-name="T7">if</text:span><text:span text:style-name="T9"> (diarias == 15)</text:span></text:p>
      <text:p text:style-name="P25"><text:s text:c="16"/>{</text:p>
      <text:p text:style-name="P25"><text:s text:c="16"/>prDiaria += 1.0;</text:p>
      <text:p text:style-name="P25"><text:s text:c="16"/>aPagar = diarias * prDiaria;</text:p>
      <text:p text:style-name="P24"><text:span text:style-name="T9"><text:s text:c="16"/>Console.WriteLine(</text:span><text:span text:style-name="T15">"Total a pagar: R$"</text:span><text:span text:style-name="T9"> + aPagar);</text:span></text:p>
      <text:p text:style-name="P25"><text:s text:c="16"/>}</text:p>
      <text:p text:style-name="P24"><text:span text:style-name="T9"><text:s text:c="16"/></text:span><text:span text:style-name="T7">else</text:span><text:span text:style-name="T9"> </text:span></text:p>
      <text:p text:style-name="P25"><text:s text:c="20"/>{</text:p>
      <text:p text:style-name="P25"><text:s text:c="20"/>prDiaria += 0.5;</text:p>
      <text:p text:style-name="P25"><text:s text:c="20"/>aPagar = diarias * prDiaria;</text:p>
      <text:p text:style-name="P24"><text:span text:style-name="T9"><text:s text:c="20"/>Console.WriteLine(</text:span><text:span text:style-name="T15">"Total a pagar: R$"</text:span><text:span text:style-name="T9"> + aPagar);</text:span></text:p>
      <text:p text:style-name="P25"><text:s text:c="20"/>}</text:p>
      <text:p text:style-name="P24"><text:span text:style-name="T9"><text:s text:c="12"/></text:span><text:span text:style-name="T13">// Espera</text:span></text:p>
      <text:p text:style-name="P26"><text:span text:style-name="T11"><text:s text:c="12"/>Console.ReadLine();</text:span></text:p>
      <text:p text:style-name="P5"><text:span text:style-name="T11"/></text:p>
      <text:p text:style-name="P5"><text:span text:style-name="T11"/></text:p>
      <text:p text:style-name="P15"><text:span text:style-name="T1">13- Uma academia de musculação possui a seguinte tabela para cobrança da mensalidade de seus clientes:</text:span></text:p>
      <text:p text:style-name="P19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table:number-columns-spanned="2" office:value-type="string">
            <text:p text:style-name="P9">HOMENS</text:p>
          </table:table-cell>
          <table:covered-table-cell/>
          <table:table-cell table:style-name="Tabela3.C1" table:number-columns-spanned="2" office:value-type="string">
            <text:p text:style-name="P9">MULHERES</text:p>
          </table:table-cell>
          <table:covered-table-cell/>
        </table:table-row>
        <table:table-row table:style-name="Tabela3.2">
          <table:table-cell table:style-name="Tabela3.A1" office:value-type="string">
            <text:p text:style-name="P9">até 15 anos </text:p>
          </table:table-cell>
          <table:table-cell table:style-name="Tabela3.B2" office:value-type="string">
            <text:p text:style-name="P6">60,00</text:p>
          </table:table-cell>
          <table:table-cell table:style-name="Tabela3.B2" office:value-type="string">
            <text:p text:style-name="P9">até 18 anos </text:p>
          </table:table-cell>
          <table:table-cell table:style-name="Tabela3.C1" office:value-type="string">
            <text:p text:style-name="P6">60,00</text:p>
          </table:table-cell>
        </table:table-row>
        <table:table-row table:style-name="Tabela3.2">
          <table:table-cell table:style-name="Tabela3.A1" office:value-type="string">
            <text:p text:style-name="P9">16 a 18 anos</text:p>
          </table:table-cell>
          <table:table-cell table:style-name="Tabela3.B2" office:value-type="string">
            <text:p text:style-name="P6">75,00</text:p>
          </table:table-cell>
          <table:table-cell table:style-name="Tabela3.B2" office:value-type="string">
            <text:p text:style-name="P9">19 a 25 anos</text:p>
          </table:table-cell>
          <table:table-cell table:style-name="Tabela3.C1" office:value-type="string">
            <text:p text:style-name="P6">90,00</text:p>
          </table:table-cell>
        </table:table-row>
        <table:table-row table:style-name="Tabela3.2">
          <table:table-cell table:style-name="Tabela3.A1" office:value-type="string">
            <text:p text:style-name="P9">19 a 30 anos</text:p>
          </table:table-cell>
          <table:table-cell table:style-name="Tabela3.B2" office:value-type="string">
            <text:p text:style-name="P6">90,00</text:p>
          </table:table-cell>
          <table:table-cell table:style-name="Tabela3.B2" office:value-type="string">
            <text:p text:style-name="P9">26 a 40 anos</text:p>
          </table:table-cell>
          <table:table-cell table:style-name="Tabela3.C1" office:value-type="string">
            <text:p text:style-name="P6">85,00</text:p>
          </table:table-cell>
        </table:table-row>
        <table:table-row table:style-name="Tabela3.2">
          <table:table-cell table:style-name="Tabela3.A1" office:value-type="string">
            <text:p text:style-name="P9">31 a 40 anos </text:p>
          </table:table-cell>
          <table:table-cell table:style-name="Tabela3.B2" office:value-type="string">
            <text:p text:style-name="P6">85,00</text:p>
          </table:table-cell>
          <table:table-cell table:style-name="Tabela3.B2" office:value-type="string">
            <text:p text:style-name="P9">Acima de 40 anos</text:p>
          </table:table-cell>
          <table:table-cell table:style-name="Tabela3.C1" office:value-type="string">
            <text:p text:style-name="P6">80,00</text:p>
          </table:table-cell>
        </table:table-row>
        <table:table-row table:style-name="Tabela3.6">
          <table:table-cell table:style-name="Tabela3.A1" office:value-type="string">
            <text:p text:style-name="P9">Acima de 40 anos</text:p>
          </table:table-cell>
          <table:table-cell table:style-name="Tabela3.B2" office:value-type="string">
            <text:p text:style-name="P6">80,00</text:p>
          </table:table-cell>
          <table:table-cell table:style-name="Tabela3.C1" table:number-columns-spanned="2" office:value-type="string">
            <text:p text:style-name="P8"/>
          </table:table-cell>
          <table:covered-table-cell/>
        </table:table-row>
      </table:table>
      <text:p text:style-name="P19">Faça um programa que leia a idade e sexo do cliente, e imprima o valor da mensalidade que o mesmo deve pagar.</text:p>
      <text:p text:style-name="P23"><text:span text:style-name="T9"><text:s text:c="12"/></text:span><text:span text:style-name="T13">// Recebendo valores.</text:span></text:p>
      <text:p text:style-name="P24"><text:span text:style-name="T9"><text:s text:c="12"/>Console.WriteLine(</text:span><text:span text:style-name="T15">"Qual a idade?:"</text:span><text:span text:style-name="T9">);</text:span></text:p>
      <text:p text:style-name="P24"><text:span text:style-name="T9"><text:s text:c="12"/></text:span><text:span text:style-name="T7">int</text:span><text:span text:style-name="T9"> idade = </text:span><text:span text:style-name="T7">int</text:span><text:span text:style-name="T9">.Parse(Console.ReadLine());</text:span></text:p>
      <text:p text:style-name="P24"><text:span text:style-name="T9"><text:s text:c="12"/>Console.WriteLine(</text:span><text:span text:style-name="T15">"Qual o sexo? [ M / F ]:"</text:span><text:span text:style-name="T9">);</text:span></text:p>
      <text:p text:style-name="P24"><text:span text:style-name="T9"><text:s text:c="12"/></text:span><text:span text:style-name="T7">string</text:span><text:span text:style-name="T9"> sexo = Console.ReadLine().ToUpper();</text:span></text:p>
      <text:p text:style-name="P24"><text:span text:style-name="T9"><text:s text:c="12"/></text:span><text:span text:style-name="T7">double</text:span><text:span text:style-name="T9"> mens = 0.00;</text:span></text:p>
      <text:p text:style-name="P24"><text:span text:style-name="T9"><text:s text:c="12"/></text:span><text:span text:style-name="T13">// Verificando Casos para Homens.</text:span></text:p>
      <text:p text:style-name="P24"><text:span text:style-name="T9"><text:s text:c="12"/></text:span><text:span text:style-name="T7">if</text:span><text:span text:style-name="T9"> (sexo == </text:span><text:span text:style-name="T15">"M"</text:span><text:span text:style-name="T9">)</text:span></text:p>
      <text:p text:style-name="P25"><text:s text:c="12"/>{</text:p>
      <text:p text:style-name="P24"><text:span text:style-name="T9"><text:s text:c="16"/></text:span><text:span text:style-name="T7">if</text:span><text:span text:style-name="T9"> (idade &lt;= 15)</text:span></text:p>
      <text:p text:style-name="P25"><text:s text:c="16"/>{</text:p>
      <text:p text:style-name="P25"><text:s text:c="20"/>mens = 60.00;</text:p>
      <text:p text:style-name="P25"><text:s text:c="16"/>}</text:p>
      <text:p text:style-name="P24"><text:span text:style-name="T9"><text:s text:c="16"/></text:span><text:span text:style-name="T7">else</text:span><text:span text:style-name="T9"> </text:span><text:span text:style-name="T7">if</text:span><text:span text:style-name="T9"> (idade &lt;= 18)</text:span></text:p>
      <text:p text:style-name="P25"><text:s text:c="20"/>{</text:p>
      <text:p text:style-name="P25"><text:s text:c="24"/>mens = 75.00;</text:p>
      <text:p text:style-name="P25"><text:s text:c="20"/>}</text:p>
      <text:p text:style-name="P24"><text:span text:style-name="T9"><text:s text:c="20"/></text:span><text:span text:style-name="T7">else</text:span><text:span text:style-name="T9"> </text:span><text:span text:style-name="T7">if</text:span><text:span text:style-name="T9"> (idade &lt;= 30)</text:span></text:p>
      <text:p text:style-name="P25"><text:s text:c="24"/>{</text:p>
      <text:p text:style-name="P25"><text:s text:c="28"/>mens = 90.00;</text:p>
      <text:p text:style-name="P25"><text:s text:c="24"/>}</text:p>
      <text:p text:style-name="P24"><text:span text:style-name="T9"><text:s text:c="24"/></text:span><text:span text:style-name="T7">else</text:span><text:span text:style-name="T9"> </text:span><text:span text:style-name="T7">if</text:span><text:span text:style-name="T9"> (idade &lt;= 40)</text:span></text:p>
      <text:p text:style-name="P25"><text:s text:c="28"/>{</text:p>
      <text:p text:style-name="P25"><text:s text:c="32"/>mens = 85.00;</text:p>
      <text:p text:style-name="P25"><text:s text:c="28"/>}</text:p>
      <text:p text:style-name="P24"><text:span text:style-name="T9"><text:s text:c="28"/></text:span><text:span text:style-name="T7">else</text:span></text:p>
      <text:p text:style-name="P25"><text:s text:c="32"/>{</text:p>
      <text:p text:style-name="P25"><text:s text:c="36"/>mens = 80.00;</text:p>
      <text:p text:style-name="P25"><text:s text:c="32"/>}</text:p>
      <text:p text:style-name="P24"><text:span text:style-name="T9"><text:s text:c="12"/></text:span><text:span text:style-name="T13">// Imprimindo o resultado.</text:span></text:p>
      <text:p text:style-name="P24"><text:span text:style-name="T9"><text:s text:c="12"/>Console.WriteLine(</text:span><text:span text:style-name="T15">"MASCULINO: A mensalidade será: R$"</text:span><text:span text:style-name="T9"> + mens);</text:span></text:p>
      <text:p text:style-name="P25"><text:s text:c="12"/>}</text:p>
      <text:p text:style-name="P24"><text:span text:style-name="T9"><text:s text:c="12"/></text:span><text:span text:style-name="T13">// Verificando casos para Mulheres.</text:span></text:p>
      <text:p text:style-name="P24"><text:span text:style-name="T9"><text:s text:c="12"/></text:span><text:span text:style-name="T7">else</text:span><text:span text:style-name="T9"> </text:span><text:span text:style-name="T7">if</text:span><text:span text:style-name="T9"> (sexo == </text:span><text:span text:style-name="T15">"F"</text:span><text:span text:style-name="T9">)</text:span></text:p>
      <text:p text:style-name="P25"><text:s text:c="16"/>{</text:p>
      <text:p text:style-name="P24"><text:span text:style-name="T9"><text:s text:c="20"/></text:span><text:span text:style-name="T7">if</text:span><text:span text:style-name="T9"> (idade &lt;= 18)</text:span></text:p>
      <text:p text:style-name="P25"><text:s text:c="20"/>{</text:p>
      <text:p text:style-name="P25"><text:s text:c="24"/>mens = 60.00;</text:p>
      <text:p text:style-name="P25"><text:s text:c="20"/>} <text:s text:c="2"/><text:span text:style-name="T12">// continua.</text:span></text:p>
      <text:p text:style-name="P24"><text:soft-page-break/><text:span text:style-name="T9"><text:s text:c="24"/></text:span><text:span text:style-name="T7">else</text:span><text:span text:style-name="T9"> </text:span><text:span text:style-name="T7">if</text:span><text:span text:style-name="T9"> (idade &lt;= 25)</text:span></text:p>
      <text:p text:style-name="P25"><text:s text:c="28"/>{</text:p>
      <text:p text:style-name="P25"><text:s text:c="32"/>mens = 90.00;</text:p>
      <text:p text:style-name="P25"><text:s text:c="28"/>}</text:p>
      <text:p text:style-name="P24"><text:span text:style-name="T9"><text:s text:c="28"/></text:span><text:span text:style-name="T7">else</text:span><text:span text:style-name="T9"> </text:span><text:span text:style-name="T7">if</text:span><text:span text:style-name="T9"> (idade &lt;= 40)</text:span></text:p>
      <text:p text:style-name="P25"><text:s text:c="32"/>{</text:p>
      <text:p text:style-name="P25"><text:s text:c="36"/>mens = 85.00;</text:p>
      <text:p text:style-name="P25"><text:s text:c="32"/>}</text:p>
      <text:p text:style-name="P24"><text:span text:style-name="T9"><text:s text:c="32"/></text:span><text:span text:style-name="T7">else</text:span></text:p>
      <text:p text:style-name="P25"><text:s text:c="32"/>{</text:p>
      <text:p text:style-name="P25"><text:s text:c="36"/>mens = 80.00;</text:p>
      <text:p text:style-name="P25"><text:s text:c="32"/>}</text:p>
      <text:p text:style-name="P24"><text:span text:style-name="T9"><text:s text:c="16"/></text:span><text:span text:style-name="T13">// Imprimindo o resultado.</text:span></text:p>
      <text:p text:style-name="P24"><text:span text:style-name="T9"><text:s text:c="16"/>Console.WriteLine(</text:span><text:span text:style-name="T15">"FEMININO: A mensalidade será: R$"</text:span><text:span text:style-name="T9"> + mens);</text:span></text:p>
      <text:p text:style-name="P25"><text:s text:c="16"/>}</text:p>
      <text:p text:style-name="P24"><text:span text:style-name="T9"><text:s text:c="12"/></text:span><text:span text:style-name="T13">// Se sexo diferente de M e de F</text:span></text:p>
      <text:p text:style-name="P24"><text:span text:style-name="T9"><text:s text:c="16"/></text:span><text:span text:style-name="T7">else</text:span></text:p>
      <text:p text:style-name="P24"><text:span text:style-name="T9"><text:s text:c="20"/>Console.WriteLine(</text:span><text:span text:style-name="T15">"Opção inválida [ M ou F ]"</text:span><text:span text:style-name="T9">);</text:span></text:p>
      <text:p text:style-name="P24"><text:span text:style-name="T9"><text:s text:c="12"/></text:span><text:span text:style-name="T13">// Espera</text:span></text:p>
      <text:p text:style-name="P26"><text:span text:style-name="T11"><text:s text:c="12"/>Console.ReadLine();</text:span></text:p>
      <text:p text:style-name="P6"/>
      <text:p text:style-name="P6">14- Um hotel possui a seguinte tabela para cobrança da diária de seus clientes: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table:number-columns-spanned="2" office:value-type="string">
            <text:p text:style-name="P9">Apto Simples</text:p>
          </table:table-cell>
          <table:covered-table-cell/>
          <table:table-cell table:style-name="Tabela4.C1" table:number-columns-spanned="2" office:value-type="string">
            <text:p text:style-name="P9">Apto Duplo</text:p>
          </table:table-cell>
          <table:covered-table-cell/>
        </table:table-row>
        <table:table-row table:style-name="Tabela4.2">
          <table:table-cell table:style-name="Tabela4.A1" office:value-type="string">
            <text:p text:style-name="P9">Número de diárias &lt; 10</text:p>
          </table:table-cell>
          <table:table-cell table:style-name="Tabela4.B2" office:value-type="string">
            <text:p text:style-name="P6">100,00</text:p>
          </table:table-cell>
          <table:table-cell table:style-name="Tabela4.B2" office:value-type="string">
            <text:p text:style-name="P9">Número de diárias &lt; 10</text:p>
          </table:table-cell>
          <table:table-cell table:style-name="Tabela4.C1" office:value-type="string">
            <text:p text:style-name="P6">140,00</text:p>
          </table:table-cell>
        </table:table-row>
        <table:table-row table:style-name="Tabela4.3">
          <table:table-cell table:style-name="Tabela4.A1" office:value-type="string">
            <text:p text:style-name="P9">Número de diárias entre 10 e 15</text:p>
          </table:table-cell>
          <table:table-cell table:style-name="Tabela4.B2" office:value-type="string">
            <text:p text:style-name="P6">90,00</text:p>
          </table:table-cell>
          <table:table-cell table:style-name="Tabela4.B2" office:value-type="string">
            <text:p text:style-name="P9">Número de diárias entre 10 e 15</text:p>
          </table:table-cell>
          <table:table-cell table:style-name="Tabela4.C1" office:value-type="string">
            <text:p text:style-name="P6">120,00</text:p>
          </table:table-cell>
        </table:table-row>
        <table:table-row table:style-name="Tabela4.3">
          <table:table-cell table:style-name="Tabela4.A1" office:value-type="string">
            <text:p text:style-name="P9">Número de diárias &gt; 15</text:p>
          </table:table-cell>
          <table:table-cell table:style-name="Tabela4.B2" office:value-type="string">
            <text:p text:style-name="P6">80,00</text:p>
          </table:table-cell>
          <table:table-cell table:style-name="Tabela4.B2" office:value-type="string">
            <text:p text:style-name="P9">Número de diárias &gt; 15</text:p>
          </table:table-cell>
          <table:table-cell table:style-name="Tabela4.C1" office:value-type="string">
            <text:p text:style-name="P6">100,00</text:p>
          </table:table-cell>
        </table:table-row>
      </table:table>
      <text:p text:style-name="P19"/>
      <text:p text:style-name="P19">Faça um programa que leia a tipo de apartamento e a quantidade de dias em que um hóspede esteve no hotel, e calcule o total a ser pago pelo mesmo.</text:p>
      <text:p text:style-name="P6"/>
      <text:p text:style-name="P16"><text:span text:style-name="T9"><text:s text:c="12"/></text:span><text:span text:style-name="T13">// Recebendo valores.</text:span></text:p>
      <text:p text:style-name="P3"><text:span text:style-name="T9"><text:s text:c="12"/>Console.WriteLine(</text:span><text:span text:style-name="T15">"Quantas diárias?:"</text:span><text:span text:style-name="T9">);</text:span></text:p>
      <text:p text:style-name="P3"><text:span text:style-name="T9"><text:s text:c="12"/></text:span><text:span text:style-name="T7">int</text:span><text:span text:style-name="T9"> diarias = </text:span><text:span text:style-name="T7">int</text:span><text:span text:style-name="T9">.Parse(Console.ReadLine()); </text:span></text:p>
      <text:p text:style-name="P3"><text:span text:style-name="T9"><text:s text:c="12"/>Console.WriteLine(</text:span><text:span text:style-name="T15">"Qual o tipo do apartamento, Simples ou Duplo? </text:span></text:p>
      <text:p text:style-name="P3"><text:span text:style-name="T15"><text:tab/><text:tab/><text:tab/><text:tab/><text:tab/>[ S / D ]:"</text:span><text:span text:style-name="T9">);</text:span></text:p>
      <text:p text:style-name="P3"><text:span text:style-name="T9"><text:s text:c="12"/></text:span><text:span text:style-name="T7">string</text:span><text:span text:style-name="T9"> apto = Console.ReadLine().ToUpper();</text:span></text:p>
      <text:p text:style-name="P4"/>
      <text:p text:style-name="P3"><text:span text:style-name="T9"><text:s text:c="12"/></text:span><text:span text:style-name="T13">// O resultado será um double (dinheiro).</text:span></text:p>
      <text:p text:style-name="P3"><text:span text:style-name="T9"><text:s text:c="12"/></text:span><text:span text:style-name="T7">double</text:span><text:span text:style-name="T9"> aPagar;</text:span></text:p>
      <text:p text:style-name="P4"/>
      <text:p text:style-name="P4"><text:span text:style-name="T12"><text:tab/> <text:s text:c="4"/>// continua.</text:span></text:p>
      <text:p text:style-name="P4"><text:span text:style-name="T12"/></text:p>
      <text:p text:style-name="P18"><text:span text:style-name="T12"/></text:p>
      <text:p text:style-name="P3"><text:span text:style-name="T9"><text:s text:c="12"/></text:span><text:span text:style-name="T13">// Casos apto Simples.</text:span></text:p>
      <text:p text:style-name="P3"><text:span text:style-name="T9"><text:s text:c="12"/></text:span><text:span text:style-name="T7">if</text:span><text:span text:style-name="T9"> (apto == </text:span><text:span text:style-name="T15">"S"</text:span><text:span text:style-name="T9">)</text:span></text:p>
      <text:p text:style-name="P4"><text:s text:c="12"/>{</text:p>
      <text:p text:style-name="P3"><text:span text:style-name="T9"><text:s text:c="16"/></text:span><text:span text:style-name="T7">if</text:span><text:span text:style-name="T9"> (diarias &lt; 10)</text:span></text:p>
      <text:p text:style-name="P4"><text:s text:c="16"/>{</text:p>
      <text:p text:style-name="P4"><text:s text:c="20"/>aPagar = 100.00 * diarias;</text:p>
      <text:p text:style-name="P4"><text:s text:c="17"/>}</text:p>
      <text:p text:style-name="P3"><text:span text:style-name="T9"><text:s text:c="16"/></text:span><text:span text:style-name="T7">else</text:span><text:span text:style-name="T9"> </text:span><text:span text:style-name="T7">if</text:span><text:span text:style-name="T9"> (diarias &lt;= 15)</text:span></text:p>
      <text:p text:style-name="P4"><text:s text:c="20"/>{</text:p>
      <text:p text:style-name="P4"><text:s text:c="24"/>aPagar = 90.00 * diarias;</text:p>
      <text:p text:style-name="P4"><text:s text:c="20"/>}</text:p>
      <text:p text:style-name="P3"><text:span text:style-name="T9"><text:s text:c="20"/></text:span><text:span text:style-name="T7">else</text:span></text:p>
      <text:p text:style-name="P4"><text:s text:c="24"/>{</text:p>
      <text:p text:style-name="P4"><text:s text:c="28"/>aPagar = 80.00 * diarias;</text:p>
      <text:p text:style-name="P4"><text:s text:c="24"/>}</text:p>
      <text:p text:style-name="P3"><text:span text:style-name="T9"><text:s text:c="12"/>Console.WriteLine(</text:span><text:span text:style-name="T15">"APTO SIMPLES: Total a pagar: R$"</text:span><text:span text:style-name="T9"> + aPagar);</text:span></text:p>
      <text:p text:style-name="P4"><text:s text:c="12"/>}</text:p>
      <text:p text:style-name="P3"><text:span text:style-name="T9"><text:s text:c="12"/></text:span><text:span text:style-name="T7">else</text:span></text:p>
      <text:p text:style-name="P3"><text:span text:style-name="T9"><text:s text:c="12"/></text:span><text:span text:style-name="T13">// Casos apto Duplo.</text:span></text:p>
      <text:p text:style-name="P3"><text:span text:style-name="T9"><text:s text:c="16"/></text:span><text:span text:style-name="T7">if</text:span><text:span text:style-name="T9">(apto == </text:span><text:span text:style-name="T15">"D"</text:span><text:span text:style-name="T9">)</text:span></text:p>
      <text:p text:style-name="P4"><text:s text:c="16"/>{</text:p>
      <text:p text:style-name="P3"><text:span text:style-name="T9"><text:s text:c="16"/></text:span><text:span text:style-name="T13">// todos os casos duplo</text:span></text:p>
      <text:p text:style-name="P3"><text:span text:style-name="T9"><text:s text:c="20"/></text:span><text:span text:style-name="T7">if</text:span><text:span text:style-name="T9"> (diarias &lt; 10)</text:span></text:p>
      <text:p text:style-name="P4"><text:s text:c="20"/>{</text:p>
      <text:p text:style-name="P4"><text:s text:c="24"/>aPagar = 140.00 * diarias;</text:p>
      <text:p text:style-name="P4"><text:s text:c="20"/>}</text:p>
      <text:p text:style-name="P3"><text:span text:style-name="T9"><text:s text:c="20"/></text:span><text:span text:style-name="T7">else</text:span><text:span text:style-name="T9"> </text:span><text:span text:style-name="T7">if</text:span><text:span text:style-name="T9"> (diarias &lt;= 15)</text:span></text:p>
      <text:p text:style-name="P4"><text:s text:c="24"/>{</text:p>
      <text:p text:style-name="P4"><text:s text:c="28"/>aPagar = 120.00 * diarias;</text:p>
      <text:p text:style-name="P4"><text:s text:c="24"/>}</text:p>
      <text:p text:style-name="P3"><text:span text:style-name="T9"><text:s text:c="24"/></text:span><text:span text:style-name="T7">else</text:span></text:p>
      <text:p text:style-name="P4"><text:s text:c="24"/>{</text:p>
      <text:p text:style-name="P4"><text:s text:c="28"/>aPagar = 100.00 * diarias;</text:p>
      <text:p text:style-name="P4"><text:s text:c="24"/>}</text:p>
      <text:p text:style-name="P3"><text:span text:style-name="T9"><text:s text:c="16"/>Console.WriteLine(</text:span><text:span text:style-name="T15">"APTO DUPLO: Total a pagar: R$"</text:span><text:span text:style-name="T9"> + aPagar);</text:span></text:p>
      <text:p text:style-name="P4"><text:s text:c="12"/>}</text:p>
      <text:p text:style-name="P3"><text:span text:style-name="T9"><text:s text:c="12"/></text:span><text:span text:style-name="T7">else</text:span></text:p>
      <text:p text:style-name="P4"><text:s text:c="12"/>{</text:p>
      <text:p text:style-name="P3"><text:span text:style-name="T9"><text:s text:c="16"/>Console.WriteLine(</text:span><text:span text:style-name="T15">"Opção inválida [ S ou D ]"</text:span><text:span text:style-name="T9">);</text:span></text:p>
      <text:p text:style-name="P4"><text:s text:c="12"/>}</text:p>
      <text:p text:style-name="P3"><text:span text:style-name="T9"><text:s text:c="12"/></text:span><text:span text:style-name="T13">// Espera</text:span></text:p>
      <text:p text:style-name="P5"><text:span text:style-name="T11"><text:s text:c="12"/>Console.ReadLine();</text:span></text:p>
      <text:p text:style-name="P5"><text:span text:style-name="T11"/></text:p>
      <text:p text:style-name="P6">15- Crie um programa que receba a idade de 5 pessoas da sua família. Calcule a média e imprima a idade mais próxima da média.</text:p>
      <text:p text:style-name="P16"><text:span text:style-name="T6"/></text:p>
      <text:p text:style-name="P16"><text:span text:style-name="T9"><text:s text:c="12"/></text:span><text:span text:style-name="T13">// Recebendo valores.</text:span></text:p>
      <text:p text:style-name="P3"><text:span text:style-name="T9"><text:s text:c="12"/>Console.WriteLine(</text:span><text:span text:style-name="T15">"Qual a idade da 1ª pessoa?:"</text:span><text:span text:style-name="T9">);</text:span></text:p>
      <text:p text:style-name="P3"><text:span text:style-name="T9"><text:s text:c="12"/></text:span><text:span text:style-name="T7">double</text:span><text:span text:style-name="T9"> idade1 = Convert.ToDouble(Console.ReadLine());</text:span></text:p>
      <text:p text:style-name="P3"><text:span text:style-name="T9"><text:s text:c="12"/>Console.WriteLine(</text:span><text:span text:style-name="T15">"Qual a idade da 2ª pessoa?:"</text:span><text:span text:style-name="T9">);</text:span></text:p>
      <text:p text:style-name="P3"><text:span text:style-name="T13"><text:tab/> <text:s text:c="4"/>// continua.</text:span></text:p>
      <text:p text:style-name="P17"><text:span text:style-name="T13"/></text:p>
      <text:p text:style-name="P3"><text:span text:style-name="T9"><text:s text:c="12"/></text:span><text:span text:style-name="T7">double</text:span><text:span text:style-name="T9"> idade2 = Convert.ToDouble(Console.ReadLine());</text:span></text:p>
      <text:p text:style-name="P3"><text:span text:style-name="T9"><text:s text:c="12"/>Console.WriteLine(</text:span><text:span text:style-name="T15">"Qual a idade da 3ª pessoa?:"</text:span><text:span text:style-name="T9">);</text:span></text:p>
      <text:p text:style-name="P3"><text:span text:style-name="T9"><text:s text:c="12"/></text:span><text:span text:style-name="T7">double</text:span><text:span text:style-name="T9"> idade3 = Convert.ToDouble(Console.ReadLine());</text:span></text:p>
      <text:p text:style-name="P3"><text:span text:style-name="T9"><text:s text:c="12"/>Console.WriteLine(</text:span><text:span text:style-name="T15">"Qual a idade da 4ª pessoa?:"</text:span><text:span text:style-name="T9">);</text:span></text:p>
      <text:p text:style-name="P3"><text:span text:style-name="T9"><text:s text:c="12"/></text:span><text:span text:style-name="T7">double</text:span><text:span text:style-name="T9"> idade4 = Convert.ToDouble(Console.ReadLine());</text:span></text:p>
      <text:p text:style-name="P3"><text:span text:style-name="T9"><text:s text:c="12"/>Console.WriteLine(</text:span><text:span text:style-name="T15">"Qual a idade da 5ª pessoa?:"</text:span><text:span text:style-name="T9">);</text:span></text:p>
      <text:p text:style-name="P3"><text:span text:style-name="T9"><text:s text:c="12"/></text:span><text:span text:style-name="T7">double</text:span><text:span text:style-name="T9"> idade5 = Convert.ToDouble(Console.ReadLine());</text:span></text:p>
      <text:p text:style-name="P3"><text:span text:style-name="T9"><text:s text:c="12"/></text:span><text:span text:style-name="T13">// Calculos.</text:span></text:p>
      <text:p text:style-name="P3"><text:span text:style-name="T9"><text:s text:c="12"/></text:span><text:span text:style-name="T7">double</text:span><text:span text:style-name="T9"> media = ((idade1 + idade2 + idade3 + idade4 + idade5)/5);</text:span></text:p>
      <text:p text:style-name="P3"><text:span text:style-name="T9"><text:s text:c="12"/></text:span><text:span text:style-name="T7">double</text:span><text:span text:style-name="T9"> maisProx = 0;</text:span></text:p>
      <text:p text:style-name="P3"><text:span text:style-name="T9"/></text:p>
      <text:p text:style-name="P3"><text:span text:style-name="T9"><text:s text:c="12"/></text:span><text:span text:style-name="T13">// Verificar se o valor absoluto da diferença <text:s/></text:span></text:p>
      <text:p text:style-name="P3"><text:span text:style-name="T9"><text:s text:c="12"/></text:span><text:span text:style-name="T13">// entre cada idade e a média das idades é a menor da lista.</text:span></text:p>
      <text:p text:style-name="P3"><text:span text:style-name="T9"><text:s text:c="12"/></text:span><text:span text:style-name="T7">if</text:span><text:span text:style-name="T9"> (Math.Abs(idade1 - media) &lt; Math.Abs(idade2 - media))</text:span></text:p>
      <text:p text:style-name="P4"><text:s text:c="12"/>{</text:p>
      <text:p text:style-name="P4"><text:s text:c="16"/>maisProx = idade1;</text:p>
      <text:p text:style-name="P4"><text:s text:c="12"/>}</text:p>
      <text:p text:style-name="P3"><text:span text:style-name="T9"><text:s text:c="12"/></text:span><text:span text:style-name="T7">else</text:span></text:p>
      <text:p text:style-name="P3"><text:span text:style-name="T9"><text:s text:c="16"/></text:span><text:span text:style-name="T7">if</text:span><text:span text:style-name="T9"> (Math.Abs(idade2 - media) &lt; Math.Abs(idade3 - media))</text:span></text:p>
      <text:p text:style-name="P4"><text:s text:c="16"/>{</text:p>
      <text:p text:style-name="P4"><text:s text:c="20"/>maisProx = idade2;</text:p>
      <text:p text:style-name="P4"><text:s text:c="16"/>}</text:p>
      <text:p text:style-name="P3"><text:span text:style-name="T9"><text:s text:c="16"/></text:span><text:span text:style-name="T7">else</text:span></text:p>
      <text:p text:style-name="P3"><text:span text:style-name="T9"><text:s text:c="20"/></text:span><text:span text:style-name="T7">if</text:span><text:span text:style-name="T9"> (Math.Abs(idade3 - media) &lt; Math.Abs(idade4 - media))</text:span></text:p>
      <text:p text:style-name="P4"><text:s text:c="20"/>{</text:p>
      <text:p text:style-name="P4"><text:s text:c="24"/>maisProx = idade3;</text:p>
      <text:p text:style-name="P4"><text:s text:c="20"/>}</text:p>
      <text:p text:style-name="P3"><text:span text:style-name="T9"><text:s text:c="20"/></text:span><text:span text:style-name="T7">else</text:span></text:p>
      <text:p text:style-name="P3"><text:span text:style-name="T9"><text:s text:c="24"/></text:span><text:span text:style-name="T7">if</text:span><text:span text:style-name="T9"> (Math.Abs(idade4 - media) &lt; Math.Abs(idade5 - media))</text:span></text:p>
      <text:p text:style-name="P4"><text:s text:c="24"/>{</text:p>
      <text:p text:style-name="P4"><text:s text:c="28"/>maisProx = idade4;</text:p>
      <text:p text:style-name="P4"><text:s text:c="24"/>}</text:p>
      <text:p text:style-name="P3"><text:span text:style-name="T9"><text:s text:c="24"/></text:span><text:span text:style-name="T7">else</text:span><text:span text:style-name="T9"> maisProx = idade5;</text:span></text:p>
      <text:p text:style-name="P3"><text:span text:style-name="T9"><text:s text:c="12"/></text:span><text:span text:style-name="T13">// Imprimindo o resultado.</text:span></text:p>
      <text:p text:style-name="P3"><text:span text:style-name="T9"><text:s text:c="12"/>Console.WriteLine(</text:span><text:span text:style-name="T15">"A idade mais próxima da média é:"</text:span><text:span text:style-name="T9"> + maisProx);</text:span></text:p>
      <text:p text:style-name="P3"><text:span text:style-name="T9"><text:s text:c="12"/></text:span><text:span text:style-name="T13">// Espera</text:span></text:p>
      <text:p text:style-name="P5"><text:span text:style-name="T11"><text:s text:c="12"/>Console.ReadLine(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U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normal" style:next-style-name="Text_20_body" style:default-outline-level="" style:list-style-name="" style:class="text">
      <style:paragraph-properties fo:margin-top="0cm" fo:margin-bottom="0.106cm" fo:line-height="100%" fo:text-align="start" style:justify-single-word="false" fo:keep-together="always" fo:keep-with-next="always"/>
      <style:text-properties style:font-name="Arial1" fo:font-size="26pt" style:font-name-asian="Microsoft YaHei" style:font-size-asian="26pt" style:font-name-complex="Lucida Sans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4z0" style:family="text"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text-properties fo:color="#0000ff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0cm" fo:margin-bottom="2.54cm" fo:margin-left="2.54cm" fo:margin-right="2.54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line-break/></text:span><text:page-number text:select-page="current">8</text:page-number><text:span text:style-name="MT1">/ </text:span><text:page-count>8</text:page-count></text:p>
        <text:p text:style-name="Standard">DISC. Laboratório Práticas de Programação</text:p>
        <text:p text:style-name="Standard">Prof. Thiago Hofman</text:p>
        <text:p text:style-name="Standard">Aluno: Mauro Siqueira Damasceno <text:s text:c="2"/>RA 318210134</text:p>
        <text:p text:style-name="MP2">Lista_Condicional_MAURO_DAMASCENO : Esta lista é a continuação da lista sequencial.</text:p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11-18T03:14:19.06</dc:date>
    <dc:creator>M Z</dc:creator>
    <meta:generator>OpenOffice/4.1.5$Win32 OpenOffice.org_project/415m1$Build-9789</meta:generator>
    <meta:editing-duration>PT5H4M7S</meta:editing-duration>
    <meta:editing-cycles>15</meta:editing-cycles>
    <meta:document-statistic meta:table-count="4" meta:image-count="0" meta:object-count="0" meta:page-count="8" meta:paragraph-count="369" meta:word-count="1482" meta:character-count="13196"/>
  </office:meta>
</office:document-meta>
</file>